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language="en" fo:country="US" style:font-name-complex="Times New Roman1"/>
    </style:style>
    <style:style style:name="P3" style:family="paragraph" style:parent-style-name="Standard">
      <style:paragraph-properties fo:text-align="justify" style:justify-single-word="false"/>
      <style:text-properties style:font-name="Times New Roman" fo:language="en" fo:country="US" fo:font-weight="bold" style:font-weight-asian="bold" style:font-name-complex="Times New Roman1"/>
    </style:style>
    <style:style style:name="P4" style:family="paragraph" style:parent-style-name="Standard" style:master-page-name="Standard">
      <style:paragraph-properties fo:text-align="center" style:justify-single-word="false" style:page-number="auto"/>
    </style:style>
    <style:style style:name="T1" style:family="text">
      <style:text-properties style:font-name="Times New Roman" style:font-name-complex="Times New Roman1"/>
    </style:style>
    <style:style style:name="T2" style:family="text">
      <style:text-properties style:font-name="Times New Roman" fo:language="en" fo:country="US" style:font-name-complex="Times New Roman1"/>
    </style:style>
    <style:style style:name="T3" style:family="text">
      <style:text-properties style:font-name="Times New Roman" fo:language="en" fo:country="US" fo:font-weight="bold" style:font-weight-asian="bold" style:font-name-complex="Times New Roman1"/>
    </style:style>
    <style:style style:name="T4" style:family="text">
      <style:text-properties style:font-name="Times New Roman" fo:language="en" fo:country="US" fo:background-color="#ffff00"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Terms &amp; Conditions</text:span></text:p>
      <text:p text:style-name="P1"><text:span text:style-name="T2">Welcome to BitQuant (hereafter also “BitQuant” or “we/our”).</text:span></text:p>
      <text:p text:style-name="P1"><text:span text:style-name="T2">We offer online software as a service (SaaS) through our website https://bitquant.online/ (the “Website”).</text:span></text:p>
      <text:p text:style-name="P1"><text:span text:style-name="T2">Our software (“Software”) enables you to trade and invest in cryptocurrencies by means of an automatic crypto trader bot – of which (solely) you control and configure the settings.</text:span></text:p>
      <text:p text:style-name="P1"><text:span text:style-name="T2">These terms and conditions (the “Terms”) apply to the relationship between BitQuant and you for any use of the Website and the Software that BitQuant offers. You cannot use the Software without accepting these Terms.</text:span></text:p>
      <text:p text:style-name="P2"/>
      <text:p text:style-name="P1"><text:span text:style-name="T3">1. Definitions</text:span></text:p>
      <text:p text:style-name="P1"><text:span text:style-name="T2">BitQuant: </text:span><text:span text:style-name="T4">_____________, a limited liability company incorporated under the laws of the ______________. BitQuant is also referred to as “we”.</text:span></text:p>
      <text:p text:style-name="P1"><text:span text:style-name="T2">User(s): individual private person(s) or legal entity using the Website or Software. Users are also referred to as “you”.</text:span></text:p>
      <text:p text:style-name="P1"><text:span text:style-name="T2">Software: the software BitQuant was developed to enable Users to trade crypto currencies on the crypto market, in the form of a crypto trader bot. The Software is available through the Website https://bitquant.online/</text:span></text:p>
      <text:p text:style-name="P1"><text:span text:style-name="T2">Strategies: information provided by internal advisors that scan the crypto market and provide the Users with trading tactics. Users have the option to configure the Software as such that it will automatically buy and sell currencies on the basis of information of Strategies.</text:span></text:p>
      <text:p text:style-name="P2"/>
      <text:p text:style-name="P1"><text:span text:style-name="T3">2. Registration and personal account</text:span></text:p>
      <text:p text:style-name="P1"><text:span text:style-name="T2">If you want to use our Website and Software, go to https://bitquant.online/. You will need to register and create a personal account in order to use the Website and Software.</text:span></text:p>
      <text:p text:style-name="P1"><text:span text:style-name="T2">You must protect the login details of your account and keep your password strictly secret. We will assume that all actions taken from your account are done by you or under your supervision.</text:span></text:p>
      <text:p text:style-name="P1"><text:span text:style-name="T2">You are entirely responsible for maintaining the confidentiality of your password and account. Furthermore, you are entirely responsible for any and all activities that occur under your account. You agree to notify BitQuant immediately of any unauthorized use of your account or any other breach of security. YOU WILL NOT HOLD BITQUANT LIABLE FOR ANY LOSS THAT YOU MAY INCUR AS A RESULT OF ANY MISUSE OF YOUR LOGIN INFORMATION, WHETHER WITH OR WITHOUT YOUR KNOWLEDGE. You acknowledge that you may be held liable for losses incurred by BitQuant and/or another party due to someone else using your account or password. You may not use anyone else’s account at any time, without the permission of the account holder.</text:span></text:p>
      <text:p text:style-name="P1"><text:span text:style-name="T2">You agree to provide up-to-date, complete and accurate information on your account. You agree to promptly update your personal account when necessary, so that we can contact you if needed.</text:span></text:p>
      <text:p text:style-name="P2"/>
      <text:p text:style-name="P1"><text:span text:style-name="T3">3. Disclaimer</text:span></text:p>
      <text:p text:style-name="P1"><text:span text:style-name="T2">BITQUANT PROVIDES THE SOFTWARE. BITQUANT DOES NOT PROVIDE FINANCIAL, INVESTMENT, LEGAL, TAX OR ANY OTHER PROFESSIONAL ADVICE. BITQUANT IS NOT A BROKER, FINANCIAL ADVISOR, INVESTMENT ADVISOR, PORTFOLIO MANAGER OR TAX ADVISOR. YOU ACKNOWLEDGE AND AGREE THAT BITQUANT IS NOT RESPONSIBLE FOR </text:span><text:soft-page-break/><text:span text:style-name="T2">YOUR USE OF ANY INFORMATION THAT YOU OBTAIN ON THE SOFTWARE. YOUR DECISIONS MADE IN RELIANCE ON THE PRODUCTS OR SERVICES OR YOUR INTERPRETATIONS OF THE DATA ARE YOUR OWN FOR WHICH YOU HAVE FULL RESPONSIBILITY. YOU EXPRESSLY AGREE THAT YOUR USE OF THE SERVICE IS AT YOUR SOLE RISK.</text:span></text:p>
      <text:p text:style-name="P1"><text:span text:style-name="T2">YOU ACKNOWLEDGE AND AGREE THAT YOU MAY LOSE SOME OR ALL OF YOUR FUNDS AND THE FUNDS OF YOUR CLIENTS IF APPLICABLE. CRYPTOCURRENCIES ARE A NEW AND INSUFFICIENTLY TESTED TECHNOLOGY. IN ADDITION TO THE RISKS INCLUDED HEREIN, THERE ARE OTHER RISKS ASSOCIATED WITH YOUR USE OF THE SOFTWARE, AND THE PURCHASE, HOLDING AND USE OF CRYPTOCURRENCIES, INCLUDING THOSE THAT BITQUANT</text:span><text:bookmark text:name="Bookmark"/><text:span text:style-name="T2"> CANNOT ANTICIPATE. SUCH RISKS MAY FURTHER MATERIALIZE AS UNANTICIPATED VARIATIONS OR COMBINATIONS OF THE RISKS DISCUSSED HEREIN.</text:span></text:p>
      <text:p text:style-name="P2"/>
      <text:p text:style-name="P1"><text:span text:style-name="T3">4. Offers and prices</text:span></text:p>
      <text:p text:style-name="P1"><text:span text:style-name="T2">All offers and free trials on the Website are without obligations. However, all offers and free trials are always subject to these Terms.</text:span></text:p>
      <text:p text:style-name="P1"><text:span text:style-name="T2">The prices on the Website include taxes and expenses.</text:span></text:p>
      <text:p text:style-name="P1"><text:span text:style-name="T2">We can always adjust our prices. The price change will take effect immediately.</text:span></text:p>
      <text:p text:style-name="P2"/>
      <text:p text:style-name="P1"><text:span text:style-name="T3">5. Subscription and payment</text:span></text:p>
      <text:p text:style-name="P1"><text:span text:style-name="T2">You need a subscription to use the Website and Software. Subscriptions are offered for a fixed amount per month and/or per year. You can get a subscription at https://bitquant.online/.</text:span></text:p>
      <text:p text:style-name="P1"><text:span text:style-name="T2">BitQuant offers several sorts of packages as a subscription. Each package differs in the number of usable bots, the number of available paper bots, and the amount of volume. You can find all packages at https://bitquant.online/.</text:span></text:p>
      <text:p text:style-name="P1"><text:span text:style-name="T2">BitQuant will give Users access to the Software immediately after the subscription has been completed.</text:span></text:p>
      <text:p text:style-name="P1"><text:span text:style-name="T2">The price of the subscription will be invoiced automatically every month. Possible methods of payment are displayed on the Website.</text:span></text:p>
      <text:p text:style-name="P1"><text:span text:style-name="T2">A monthly subscription will continue for a month-to-month period, unless the User cancels the subscription before the end of the term already paid for.</text:span></text:p>
      <text:p text:style-name="P1"><text:span text:style-name="T2">A yearly subscription will automatically be extended after expiration, unless the User cancels the subscription before the end of the term already paid for. </text:span></text:p>
      <text:p text:style-name="P1"><text:span text:style-name="T2">The User can cancel the subscription by the end of the term already paid for. The account of the User will remain active for the period that User has already paid for.</text:span></text:p>
      <text:p text:style-name="P2"/>
      <text:p text:style-name="P1"><text:span text:style-name="T3">6. Withdrawal</text:span></text:p>
      <text:p text:style-name="P1"><text:span text:style-name="T2">Users have the right to withdraw their subscription up to 14 days after purchasing it on the Website.</text:span></text:p>
      <text:p text:style-name="P1"><text:span text:style-name="T2">If the User withdraws their subscription, the User will pay pro rata for the period the User has already been able to use the Software. Users will get the rest of the paid amount back as a refund.</text:span></text:p>
      <text:p text:style-name="P1"><text:span text:style-name="T2">In the case of a free trial, no refund is granted if the User withdraws the subscription.</text:span></text:p>
      <text:p text:style-name="P2"/>
      <text:p text:style-name="P1"><text:soft-page-break/><text:span text:style-name="T3">7. Fair use of our Website and Software</text:span></text:p>
      <text:p text:style-name="P1"><text:span text:style-name="T2">By using our Website and Software, you declare that you are at least 18 years old.</text:span></text:p>
      <text:p text:style-name="P1"><text:span text:style-name="T2">You may not use the Website and Software in such way that you violate any other applicable laws and regulations.</text:span></text:p>
      <text:p text:style-name="P1"><text:span text:style-name="T2">As a condition for using the Website and Software, you agree not to provide any information, data or content to us or the Website and Software that is incorrect, inaccurate, incomplete or that violates any law or regulation. In addition, you agree that you will not, nor allow third parties to:</text:span></text:p>
      <text:p text:style-name="P1"><text:span text:style-name="T2">a) enter any non-public / secure areas of the Website or Software;</text:span></text:p>
      <text:p text:style-name="P1"><text:span text:style-name="T2">b) send viruses, worms, junk mail, spam, chain letters, unsolicited offers or ads of any kind and for any purpose</text:span></text:p>
      <text:p text:style-name="P1"><text:span text:style-name="T2">c) investigate, scan or test the Website of Software or any other related system or network, or violate any security or authentication;</text:span></text:p>
      <text:p text:style-name="P1"><text:span text:style-name="T2">d) use any automated systems of software to withdraw data from the Website (“screen-scraping”);</text:span></text:p>
      <text:p text:style-name="P1"><text:span text:style-name="T2">e) make and distribute copies of the Website or Software;</text:span></text:p>
      <text:p text:style-name="P1"><text:span text:style-name="T2">f) attempt to sell, distribute, copy, rent, sub-license, loan, merge, reproduce, alter, modify, reverse engineer, disassemble, decompile, transfer, exchange, translate, hack, distribute, harm or misuse the Website or Software; </text:span></text:p>
      <text:p text:style-name="P1"><text:span text:style-name="T2">g) or create derivative works of any kind whatsoever.</text:span></text:p>
      <text:p text:style-name="P1"><text:span text:style-name="T2">You may not create an account under someone else’s name or act like someone else in any way.</text:span></text:p>
      <text:p text:style-name="P1"><text:span text:style-name="T2">In case the account concerns a corporate account, only an authorized person is allowed to trade with the corporate account. It is the responsibility of the user of the corporate account that only authorized persons have access to the account.</text:span></text:p>
      <text:p text:style-name="P1"><text:span text:style-name="T2">If you receive personal data or other sensitive information from other users, you will keep this information secret.</text:span></text:p>
      <text:p text:style-name="P1"><text:span text:style-name="T2">BitQuant is entitled to (temporarily or permanently) block your account and deny you access to the Website if we suspect abuse of the account or the Website. We can also block your account or deny you access to the platform if you do not comply with these Terms, including conditions and policies referenced herein.</text:span></text:p>
      <text:p text:style-name="P1"><text:span text:style-name="T2">BitQuant shall have the right to immediately terminate your account in the event of any conduct by you that BitQuant, in its sole discretion, considers to be unacceptable, or in the event of any breach by you of these Terms of Use, including conditions and policies referenced herein.</text:span></text:p>
      <text:p text:style-name="P2"/>
      <text:p text:style-name="P1"><text:span text:style-name="T3">8. Privacy</text:span></text:p>
      <text:p text:style-name="P1"><text:span text:style-name="T2">BitQuant respects your privacy and anticipates the EU General Data Protection Regulation (GDPR). When you use our Website and Software, we will collect certain personal data from you. In our Privacy Policy you can read which personal data we collect and for what purposes. </text:span></text:p>
      <text:p text:style-name="P1"><text:span text:style-name="T2"><text:s/></text:span></text:p>
      <text:p text:style-name="P1"><text:span text:style-name="T3">9. Intellectual property</text:span></text:p>
      <text:p text:style-name="P1"><text:span text:style-name="T2">BitQuant is the exclusive licensee of all intellectual property rights vesting in and relating to (all content made available through) the Website and the Software, such as – but not limited to – patents, patent applications, trademarks, trademark applications, database rights, service marks, trade names, copyrights, </text:span><text:soft-page-break/><text:span text:style-name="T2">trade secrets, licenses, domain names, know-how, property rights and processes (“Intellectual Property Rights”).</text:span></text:p>
      <text:p text:style-name="P1"><text:span text:style-name="T2">BitQuant grants its Users a non-transferrable, non-exclusive, non-sublicensable and revocable license intended for fair use of the Website and Software on the subscription basis as offered by us at https://bitquant.online/. You are not allowed to access the content of the Website and Software for any other purpose, such as selling or distributing the content of the Website and Software. Also see clause 6.</text:span></text:p>
      <text:p text:style-name="P2"/>
      <text:p text:style-name="P1"><text:span text:style-name="T3">10. Availability of the Website and Software and disclaimer of warranties</text:span></text:p>
      <text:p text:style-name="P1"><text:span text:style-name="T2">The Website and Software are available on computers. BitQuant will use reasonable efforts to make the Website and Software available at all times. However, the User acknowledges that the Website and Software are provided over the internet and mobile networks, and thus the quality and availability of the Website and Software may be affected by factors outside BitQuant’s reasonable control.</text:span></text:p>
      <text:p text:style-name="P1"><text:span text:style-name="T2">BitQuant does not accept any responsibility whatsoever for unavailability of the Website and Software, or any difficulty or inability to download or access content, or any other communication system failure which may result in the Website or Software being unavailable.</text:span></text:p>
      <text:p text:style-name="P1"><text:span text:style-name="T2">BitQuant is not responsible for any support or maintenance regarding the Website or Software. BitQuant may – at its own discretion – update, modify, or adapt the Website or Software and their functionalities from time to time to enhance the user experience. BitQuant is not responsible for any downtime resulting from these actions.</text:span></text:p>
      <text:p text:style-name="P1"><text:span text:style-name="T2">BitQuant is not responsible for any miss functionality by third parties or connected exchanges.</text:span></text:p>
      <text:p text:style-name="P1"><text:span text:style-name="T2">To the maximum extent permitted by applicable law, BitQuant hereby disclaims all implied warranties regarding the availability of the Website and Software. The Website and Software are provided “as is” and “as available” without warranty of any kind.</text:span></text:p>
      <text:p text:style-name="P2"/>
      <text:p text:style-name="P1"><text:span text:style-name="T3">11. Helpdesk &amp; Advice</text:span></text:p>
      <text:p text:style-name="P1"><text:span text:style-name="T2">BitQuant has a helpdesk where the User can ask questions about the Website and Software. BitQuant will only give advice about the functioning of the Website and Software.</text:span></text:p>
      <text:p text:style-name="P1"><text:span text:style-name="T2">BitQuant explicitly does not:</text:span></text:p>
      <text:p text:style-name="P1"><text:span text:style-name="T2">a) Give Users any personal advice on recommended settings for the Strategies;</text:span></text:p>
      <text:p text:style-name="P1"><text:span text:style-name="T2">b) Give Users any personal financial advice.</text:span></text:p>
      <text:p text:style-name="P1"><text:span text:style-name="T2">BitQuant may upload general tutorials and academy videos on the Website, about the functioning of the Website and Software.</text:span></text:p>
      <text:p text:style-name="P1"><text:span text:style-name="T2">All tutorials and videos uploaded by BitQuant are general and contain in no way personal and/or financial advice. All use of these advices is at the sole risk of the User.</text:span></text:p>
      <text:p text:style-name="P1"><text:span text:style-name="T2">All information provided by BitQuant based on its services, is purely informative. All use of this information is at the sole risk of the User. Also see clause 3 (disclaimer).</text:span></text:p>
      <text:p text:style-name="P2"/>
      <text:p text:style-name="P1"><text:span text:style-name="T3">12. Risks</text:span></text:p>
      <text:p text:style-name="P1"><text:span text:style-name="T2">The User is aware of the accompanying risks of possessing, trading and using crypto currencies, and takes full responsibility for theses risks. Also see clause 3 (disclaimer).</text:span></text:p>
      <text:p text:style-name="P2"/>
      <text:p text:style-name="P1"><text:soft-page-break/><text:span text:style-name="T3">13. Liability</text:span></text:p>
      <text:p text:style-name="P1"><text:span text:style-name="T2">Nothing in these Terms shall exclude or limit BitQuant’s liability when it cannot be excluded or limited under applicable law.</text:span></text:p>
      <text:p text:style-name="P1"><text:span text:style-name="T2">BitQuant is not liable to you for any (direct or indirect) damage you suffer as a result of the use of the Website or Software or the content provided thereon. For example, BitQuant is not liable for:</text:span></text:p>
      <text:p text:style-name="P1"><text:span text:style-name="T2">a) the proper functioning of (hyper)links provided by the Website or Software;</text:span></text:p>
      <text:p text:style-name="P1"><text:span text:style-name="T2">b) the quality of any strategy created and provided by the Users on the Website;</text:span></text:p>
      <text:p text:style-name="P1"><text:span text:style-name="T2">c) the (lack of) financial benefit for the Users through the use of the Website or Software;</text:span></text:p>
      <text:p text:style-name="P1"><text:span text:style-name="T2">d) any situation where the Users mobile device, login details and/or password is stolen and any third party subsequently makes use of the Website or Software without the User’s consent;</text:span></text:p>
      <text:p text:style-name="P1"><text:span text:style-name="T2">e) any damage or alteration to the User’s equipment, including but not limited to computer equipment or a handheld device as a result of the installation or use of the Website or Software;</text:span></text:p>
      <text:p text:style-name="P1"><text:span text:style-name="T2">f) a failure to meet any of BitQuant’s obligations under these Terms where such failure is due to events beyond BitQuant’s reasonable control.</text:span></text:p>
      <text:p text:style-name="P2"/>
      <text:p text:style-name="P1"><text:span text:style-name="T3">14. Indemnification</text:span></text:p>
      <text:p text:style-name="P1"><text:span text:style-name="T2">Users will indemnify, defend, and hold BitQuant harmless from and against all liabilities, damages and costs (including settlement costs and reasonable attorneys’ fees) arising out of third party claims regarding:</text:span></text:p>
      <text:p text:style-name="P1"><text:span text:style-name="T2">a) any injury or damages resulting from the behaviour of Users related to the use of our Website and Software; and</text:span></text:p>
      <text:p text:style-name="P1"><text:span text:style-name="T2">b) breach by Users of these Terms or violation of any applicable law, regulation or order.</text:span></text:p>
      <text:p text:style-name="P3"/>
      <text:p text:style-name="P1"><text:span text:style-name="T3">15. Miscellaneous</text:span></text:p>
      <text:p text:style-name="P1"><text:span text:style-name="T2">BitQuant reserves the right to change these Terms. When we change these Terms in a significant way, we will notify Users by newsletter (if the User has provided us with their e-mail address to this end) and post a notification on our Website along with the updated Terms. By continuing to use the Website, you acknowledge the most recent version of these Terms.</text:span></text:p>
      <text:p text:style-name="P1"><text:span text:style-name="T2">If we do not enforce (parts of) these Terms, this cannot be construed as consent or waiver of the right to enforce them at a later moment in time or against another User.</text:span></text:p>
      <text:p text:style-name="P1"><text:span text:style-name="T2">Users cannot transfer the rights and obligations from these Terms to third parties.</text:span></text:p>
      <text:p text:style-name="P2"/>
      <text:p text:style-name="P1"><text:span text:style-name="T3">16. Severability</text:span></text:p>
      <text:p text:style-name="P1"><text:span text:style-name="T2">The invalidity or unenforceability of any provision of these Terms shall not affect the validity or enforceability of any other provision of these Terms. Any such invalid or unenforceable provision shall be replaced or be deemed to be replaced by a provision that is considered to be valid and enforceable and which interpretation shall be as close as possible to the intent of the invalid provision.</text:span></text:p>
      <text:p text:style-name="P2"/>
      <text:p text:style-name="P1"><text:span text:style-name="T3">17. Applicable law and jurisdiction</text:span></text:p>
      <text:p text:style-name="P1"><text:soft-page-break/><text:span text:style-name="T2">These Terms shall exclusively be governed by and construed in accordance with the laws of </text:span><text:span text:style-name="T4">the ________.</text:span></text:p>
      <text:p text:style-name="P1"><text:span text:style-name="T2">Unless mandatory law compels differently, all disputes resulting from or arising in connection with these Terms shall be exclusively submitted to the competent </text:span><text:span text:style-name="T4">court of __________,</text:span><text:span text:style-name="T2"> unless the dispute can be settled in an amicable fashion.</text:span></text:p>
      <text:p text:style-name="P2"/>
      <text:p text:style-name="P1"><text:span text:style-name="T3">18. Complaints, comments and suggestions</text:span></text:p>
      <text:p text:style-name="P1"><text:span text:style-name="T2">BitQuant strives to give you an optimal service. If you have a complaint, comment or suggestion, you can contact our support. Please provide us with your contact details, and a clear description and reason for your complaint. Complaints are usually processed within 7 working da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style:font-name="Times New Roman" fo:font-weight="bold" style:font-weight-asian="bold" style:font-name-complex="F" style:font-size-complex="16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weight="bold" style:font-weight-asian="bold" style:font-name-complex="F" style:font-size-complex="1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ndarev</meta:initial-creator>
    <dc:creator>Bondarev</dc:creator>
    <meta:editing-cycles>1</meta:editing-cycles>
    <meta:creation-date>2021-06-30T08:52:00</meta:creation-date>
    <dc:date>2021-06-30T09:17:00</dc:date>
    <meta:editing-duration>PT25S</meta:editing-duration>
    <meta:generator>OpenOffice/4.1.10$Win32 OpenOffice.org_project/4110m2$Build-9807</meta:generator>
    <meta:document-statistic meta:table-count="0" meta:image-count="0" meta:object-count="0" meta:page-count="6" meta:paragraph-count="96" meta:word-count="2385" meta:character-count="147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